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2c001e" draw:fill="solid" draw:fill-color="#999999" draw:auto-grow-height="false" fo:min-height="0.749cm" fo:min-width="0.499cm" fo:wrap-option="no-wrap" draw:shadow="hidden"/>
    </style:style>
    <style:style style:name="gr2" style:family="graphic" style:parent-style-name="objectwithoutfill">
      <style:graphic-properties svg:stroke-color="#2c001e" draw:marker-end="Arrow" draw:marker-end-width="0.3cm" draw:fill="none" draw:textarea-vertical-align="middle"/>
    </style:style>
    <style:style style:name="gr3" style:family="graphic" style:parent-style-name="standard">
      <style:graphic-properties svg:stroke-color="#2c001e" draw:fill="solid" draw:fill-color="#999999" draw:textarea-horizontal-align="justify" draw:textarea-vertical-align="middle" draw:auto-grow-height="false" draw:shadow="hidden"/>
    </style:style>
    <style:style style:name="gr4" style:family="graphic" style:parent-style-name="standard">
      <style:graphic-properties draw:fill="solid" draw:fill-color="#579d1c" draw:auto-grow-height="false" fo:min-height="0.749cm" fo:min-width="0.499cm" fo:wrap-option="no-wrap"/>
    </style:style>
    <style:style style:name="gr5" style:family="graphic" style:parent-style-name="standard">
      <style:graphic-properties draw:fill="solid" draw:fill-color="#579d1c" draw:textarea-horizontal-align="justify" draw:textarea-vertical-align="middle" draw:auto-grow-height="false"/>
    </style:style>
    <style:style style:name="gr6" style:family="graphic" style:parent-style-name="standard">
      <style:graphic-properties draw:fill="solid" draw:fill-color="#ffd320" draw:textarea-horizontal-align="justify" draw:textarea-vertical-align="middle" draw:auto-grow-height="false"/>
    </style:style>
    <style:style style:name="gr7" style:family="graphic" style:parent-style-name="objectwithoutfill">
      <style:graphic-properties svg:stroke-color="#ff3333" draw:marker-end="Arrow" draw:marker-end-width="0.3cm" draw:fill="none" draw:fill-color="#ffd320" draw:textarea-vertical-align="middle"/>
    </style:style>
    <style:style style:name="gr8" style:family="graphic" style:parent-style-name="standard">
      <style:graphic-properties draw:textarea-horizontal-align="justify" draw:textarea-vertical-align="middle" draw:auto-grow-height="false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draw:auto-grow-height="false" fo:min-height="0.749cm" fo:min-width="0.499cm" fo:wrap-option="no-wrap"/>
    </style:style>
    <style:style style:name="gr11" style:family="graphic" style:parent-style-name="standard">
      <style:graphic-properties draw:textarea-horizontal-align="justify" draw:textarea-vertical-align="middle" draw:auto-grow-height="false"/>
    </style:style>
    <style:style style:name="gr12" style:family="graphic" style:parent-style-name="objectwithoutfill">
      <style:graphic-properties svg:stroke-color="#ff3333" draw:marker-end="Arrow" draw:marker-end-width="0.3cm" draw:fill="none" draw:textarea-vertical-align="middle"/>
    </style:style>
    <style:style style:name="gr13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gr14" style:family="graphic" style:parent-style-name="objectwithoutfill">
      <style:graphic-properties draw:marker-end="Arrow" draw:marker-end-width="0.3cm" draw:fill="none" draw:fill-color="#ffd320" draw:textarea-vertical-align="middle"/>
    </style:style>
    <style:style style:name="gr15" style:family="graphic" style:parent-style-name="standard">
      <style:graphic-properties svg:stroke-color="#2c001e" draw:fill="solid" draw:fill-color="#999999" draw:textarea-horizontal-align="justify" draw:textarea-vertical-align="middle" draw:auto-grow-height="false" draw:shadow="hidden"/>
    </style:style>
    <style:style style:name="gr16" style:family="graphic" style:parent-style-name="standard">
      <style:graphic-properties draw:stroke="none" svg:stroke-color="#000000" draw:fill="none" draw:fill-color="#ffffff" fo:min-height="0cm"/>
    </style:style>
    <style:style style:name="gr17" style:family="graphic" style:parent-style-name="standard">
      <style:graphic-properties draw:stroke="none" svg:stroke-color="#000000" draw:fill="none" draw:fill-color="#ffffff" fo:min-height="0.491cm"/>
    </style:style>
    <style:style style:name="gr18" style:family="graphic" style:parent-style-name="standard">
      <style:graphic-properties draw:stroke="none" svg:stroke-color="#000000" draw:fill="none" draw:fill-color="#ffffff" fo:min-height="0.367cm"/>
    </style:style>
    <style:style style:name="gr19" style:family="graphic" style:parent-style-name="standard">
      <style:graphic-properties draw:stroke="none" svg:stroke-color="#000000" draw:fill="none" draw:fill-color="#ffffff" fo:min-height="0.162cm"/>
    </style:style>
    <style:style style:name="gr20" style:family="graphic" style:parent-style-name="standard">
      <style:graphic-properties draw:stroke="none" svg:stroke-color="#000000" draw:fill="none" draw:fill-color="#ffffff" fo:min-height="0.668cm"/>
    </style:style>
    <style:style style:name="gr21" style:family="graphic" style:parent-style-name="standard">
      <style:graphic-properties draw:stroke="none" svg:stroke-color="#000000" draw:fill="none" draw:fill-color="#ffffff" fo:min-height="0.864cm"/>
    </style:style>
    <style:style style:name="P1" style:family="paragraph">
      <style:text-properties fo:font-size="10pt" style:font-size-asian="10pt" style:font-size-complex="10pt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P3" style:family="paragraph">
      <style:paragraph-properties fo:text-align="start"/>
      <style:text-properties fo:font-size="10pt" style:font-size-asian="10pt" style:font-size-complex="10pt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font-size="10pt" fo:font-weight="bold" style:font-size-asian="10pt" style:font-size-complex="10pt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" draw:id="id2" draw:layer="layout" svg:width="7.62cm" svg:height="9.525cm" svg:x="8.112cm" svg:y="2.778cm">
          <text:p text:style-name="P1">v.link.precip</text:p>
          <draw:enhanced-geometry svg:viewBox="0 0 21600 21600" draw:mirror-horizontal="false" draw:mirror-vertical="false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315.286624203822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onnector draw:style-name="gr2" draw:text-style-name="P2" draw:layer="layout" svg:x1="18.074cm" svg:y1="4.909cm" svg:x2="18.074cm" svg:y2="4.909cm" svg:d="m18074 4909v0" svg:viewBox="0 0 1 1">
          <text:p/>
        </draw:connector>
        <draw:custom-shape draw:style-name="gr3" draw:text-style-name="P2" xml:id="id3" draw:id="id3" draw:layer="layout" svg:width="1.113cm" svg:height="0.767cm" svg:x="12.333cm" svg:y="4.678cm">
          <text:p text:style-name="P2">MV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xml:id="id6" draw:id="id6" draw:layer="layout" svg:width="2.018cm" svg:height="0.767cm" svg:x="9.65cm" svg:y="4.678cm">
          <text:p text:style-name="P2">Srážkoměry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xml:id="id11" draw:id="id11" draw:layer="layout" svg:width="3.189cm" svg:height="6.604cm" svg:x="16.48cm" svg:y="3.667cm">
          <text:p text:style-name="P3">Vektorové mapy</text:p>
          <text:p text:style-name="P3">s atributovou</text:p>
          <text:p text:style-name="P3">tabulkou </text:p>
          <draw:enhanced-geometry svg:viewBox="0 0 21600 21600" draw:mirror-horizontal="false" draw:mirror-vertical="false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771.912225705329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5" draw:text-style-name="P2" draw:layer="layout" svg:width="1.26cm" svg:height="1.391cm" svg:x="17.444cm" svg:y="5.191cm">
          <text:p text:style-name="P2"/>
          <text:p text:style-name="P2">MV</text:p>
          <text:p text:style-name="P2">linie</text:p>
          <text:p text:style-name="P2"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draw:layer="layout" svg:width="1.325cm" svg:height="1.391cm" svg:x="17.412cm" svg:y="6.842cm">
          <text:p text:style-name="P2"/>
          <text:p text:style-name="P2">MV</text:p>
          <text:p text:style-name="P2">body</text:p>
          <text:p text:style-name="P2"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" xml:id="id1" draw:id="id1" draw:layer="layout" svg:width="1.486cm" svg:height="1.209cm" svg:x="17.129cm" svg:y="1.762cm">
          <text:p text:style-name="P2">Spuštění</text:p>
          <text:p text:style-name="P2">modulu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2" draw:layer="layout" draw:line-skew="-0.313cm" svg:x1="17.872cm" svg:y1="2.971cm" svg:x2="11.922cm" svg:y2="2.778cm" draw:start-shape="id1" draw:start-glue-point="2" draw:end-shape="id2" draw:end-glue-point="0" svg:d="m17872 2971v188h-1441v-883h-4509v502" svg:viewBox="0 0 5951 884">
          <text:p/>
        </draw:connector>
        <draw:custom-shape draw:style-name="gr5" draw:text-style-name="P2" draw:layer="layout" svg:width="1.945cm" svg:height="1.391cm" svg:x="17.102cm" svg:y="8.499cm">
          <text:p text:style-name="P2"/>
          <text:p text:style-name="P2">Srážkoměry</text:p>
          <text:p text:style-name="P2">body</text:p>
          <text:p text:style-name="P2"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" draw:layer="layout" svg:width="1.27cm" svg:height="1.039cm" svg:x="12.557cm" svg:y="9.74cm">
          <text:p text:style-name="P2">Body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8" draw:text-style-name="P2" draw:layer="layout" svg:width="1.27cm" svg:height="1.016cm" svg:x="10.779cm" svg:y="9.751cm">
          <text:p text:style-name="P2">Linie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9" draw:text-style-name="P4" draw:layer="layout" draw:type="lines" svg:x1="12.889cm" svg:y1="5.445cm" svg:x2="12.239cm" svg:y2="8.62cm" draw:start-shape="id3" draw:start-glue-point="2" draw:end-shape="id4" draw:end-glue-point="0" svg:d="m12889 5445v500l-650 2174v501" svg:viewBox="0 0 651 3176">
          <text:p/>
        </draw:connector>
        <draw:custom-shape draw:style-name="gr10" draw:text-style-name="P1" draw:layer="layout" svg:width="4.953cm" svg:height="10.541cm" svg:x="1.635cm" svg:y="1.762cm">
          <text:p><text:span text:style-name="T1">Databáze PosgreSQL </text:span></text:p>
          <draw:enhanced-geometry svg:viewBox="0 0 21600 21600" draw:mirror-horizontal="false" draw:mirror-vertical="false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384.792993630573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11" draw:text-style-name="P2" draw:layer="layout" svg:width="2.782cm" svg:height="1.182cm" svg:x="2.72cm" svg:y="5.901cm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8" draw:text-style-name="P2" xml:id="id10" draw:id="id10" draw:layer="layout" svg:width="2.642cm" svg:height="1.132cm" svg:x="2.79cm" svg:y="3.176cm">
          <text:p text:style-name="P4"><text:span text:style-name="T1">Data</text:span></text:p>
          <text:p text:style-name="P4"><text:span text:style-name="T1">T-mobile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0" draw:text-style-name="P1" draw:layer="layout" svg:width="3.814cm" svg:height="6.731cm" svg:x="2.204cm" svg:y="5.191cm">
          <text:p><text:span text:style-name="T1">Pracovní schéma</text:span></text:p>
          <draw:enhanced-geometry svg:viewBox="0 0 21600 21600" draw:mirror-horizontal="false" draw:mirror-vertical="false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433.467119481321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10" draw:text-style-name="P1" draw:layer="layout" svg:width="3.683cm" svg:height="2.436cm" svg:x="2.27cm" svg:y="2.524cm">
          <text:p><text:span text:style-name="T1">Schéma public</text:span></text:p>
          <draw:enhanced-geometry svg:viewBox="0 0 21600 21600" draw:mirror-horizontal="false" draw:mirror-vertical="false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24.696356275304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8" draw:text-style-name="P2" draw:layer="layout" svg:width="2.784cm" svg:height="1.184cm" svg:x="2.719cm" svg:y="6.039cm">
          <text:p text:style-name="P4"><text:span text:style-name="T1">Čas. okna </text:span></text:p>
          <text:p text:style-name="P4"><text:span text:style-name="T1">MV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1" draw:text-style-name="P2" draw:layer="layout" svg:width="2.852cm" svg:height="1.182cm" svg:x="2.685cm" svg:y="7.425cm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8" draw:text-style-name="P5" xml:id="id9" draw:id="id9" draw:layer="layout" svg:width="2.784cm" svg:height="1.183cm" svg:x="2.719cm" svg:y="6.04cm">
          <text:p text:style-name="P4"><text:span text:style-name="T1">Čas. okna </text:span></text:p>
          <text:p text:style-name="P4"><text:span text:style-name="T1">MV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8" draw:text-style-name="P2" xml:id="id5" draw:id="id5" draw:layer="layout" svg:width="2.853cm" svg:height="1.184cm" svg:x="2.685cm" svg:y="7.563cm">
          <text:p text:style-name="P4"><text:span text:style-name="T1">Čas. okna</text:span></text:p>
          <text:p text:style-name="P4"><text:span text:style-name="T1">srážkoměrů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8" draw:text-style-name="P2" xml:id="id8" draw:id="id8" draw:layer="layout" svg:width="2.576cm" svg:height="1.184cm" svg:x="2.823cm" svg:y="10.484cm">
          <text:p text:style-name="P4"><text:span text:style-name="T1">Body MV</text:span></text:p>
          <text:p text:style-name="P4"><text:span text:style-name="T1">pro interpol.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8" draw:text-style-name="P2" xml:id="id7" draw:id="id7" draw:layer="layout" svg:width="2.576cm" svg:height="1.184cm" svg:x="2.823cm" svg:y="9.001cm">
          <text:p text:style-name="P4"><text:span text:style-name="T1">Body</text:span></text:p>
          <text:p text:style-name="P4"><text:span text:style-name="T1">srážkoměrů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xml:id="id4" draw:id="id4" draw:layer="layout" svg:width="4.191cm" svg:height="2.54cm" svg:x="10.144cm" svg:y="8.62cm">
          <text:p text:style-name="P1">Volba vektorové</text:p>
          <text:p text:style-name="P1">reprezentace</text:p>
          <draw:enhanced-geometry svg:viewBox="0 0 21600 21600" draw:mirror-horizontal="false" draw:mirror-vertical="false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943.565525383707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onnector draw:style-name="gr9" draw:text-style-name="P4" draw:layer="layout" draw:type="lines" draw:line-skew="-0.213cm" svg:x1="5.182cm" svg:y1="8.155cm" svg:x2="9.65cm" svg:y2="5.061cm" draw:start-shape="id5" draw:start-glue-point="6" draw:end-shape="id6" draw:end-glue-point="3" svg:d="m5182 8155h644l3323-3094h501" svg:viewBox="0 0 4469 3095">
          <text:p/>
        </draw:connector>
        <draw:connector draw:style-name="gr9" draw:text-style-name="P4" draw:layer="layout" draw:type="lines" draw:line-skew="-0.202cm" svg:x1="5.077cm" svg:y1="9.593cm" svg:x2="9.65cm" svg:y2="5.061cm" draw:start-shape="id7" draw:start-glue-point="6" draw:end-shape="id6" draw:end-glue-point="3" svg:d="m5077 9593h622l3450-4532h501" svg:viewBox="0 0 4574 4533">
          <text:p/>
        </draw:connector>
        <draw:connector draw:style-name="gr9" draw:text-style-name="P4" draw:layer="layout" draw:type="lines" draw:line-skew="-0.202cm" svg:x1="5.077cm" svg:y1="11.076cm" svg:x2="10.144cm" svg:y2="9.89cm" draw:start-shape="id8" draw:start-glue-point="6" draw:end-shape="id4" draw:end-glue-point="3" svg:d="m5077 11076h622l3943-1186h502" svg:viewBox="0 0 5068 1187">
          <text:p/>
        </draw:connector>
        <draw:connector draw:style-name="gr9" draw:text-style-name="P4" draw:layer="layout" draw:type="lines" draw:line-skew="-0.306cm" svg:x1="5.155cm" svg:y1="6.632cm" svg:x2="10.144cm" svg:y2="9.89cm" draw:start-shape="id9" draw:start-glue-point="6" draw:end-shape="id4" draw:end-glue-point="3" svg:d="m5155 6632h544l3943 3258h502" svg:viewBox="0 0 4990 3259">
          <text:p/>
        </draw:connector>
        <draw:connector draw:style-name="gr9" draw:text-style-name="P4" draw:layer="layout" draw:type="lines" svg:x1="5.102cm" svg:y1="3.742cm" svg:x2="10.144cm" svg:y2="9.89cm" draw:start-shape="id10" draw:start-glue-point="6" draw:end-shape="id4" draw:end-glue-point="3" svg:d="m5102 3742h832l3708 6148h502" svg:viewBox="0 0 5043 6149">
          <text:p/>
        </draw:connector>
        <draw:connector draw:style-name="gr9" draw:text-style-name="P4" draw:layer="layout" draw:type="lines" svg:x1="14.335cm" svg:y1="9.89cm" svg:x2="16.48cm" svg:y2="6.969cm" draw:start-shape="id4" draw:start-glue-point="1" draw:end-shape="id11" draw:end-glue-point="3" svg:d="m14335 9890h501l1142-2921h502" svg:viewBox="0 0 2146 2922">
          <text:p/>
        </draw:connector>
        <draw:connector draw:style-name="gr9" draw:text-style-name="P4" draw:layer="layout" svg:x1="10.659cm" svg:y1="5.445cm" svg:x2="16.48cm" svg:y2="6.969cm" draw:start-shape="id6" draw:start-glue-point="2" draw:end-shape="id11" svg:d="m10659 5445v1524h5821" svg:viewBox="0 0 5822 1525">
          <text:p/>
        </draw:connector>
        <draw:connector draw:style-name="gr12" draw:text-style-name="P4" draw:layer="layout" draw:line-skew="1.01cm" svg:x1="11.922cm" svg:y1="2.778cm" svg:x2="11.541cm" svg:y2="3.794cm" draw:start-shape="id2" draw:end-shape="id12" svg:d="m11922 2778v508h-381v508" svg:viewBox="0 0 382 1017">
          <text:p/>
        </draw:connector>
        <draw:custom-shape draw:style-name="gr1" draw:text-style-name="P1" xml:id="id12" draw:id="id12" draw:layer="layout" svg:width="4.826cm" svg:height="2.159cm" svg:x="9.128cm" svg:y="3.794cm">
          <text:p text:style-name="P1">Volba připojení dat</text:p>
          <draw:enhanced-geometry svg:viewBox="0 0 21600 21600" draw:mirror-horizontal="false" draw:mirror-vertical="false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81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13" draw:text-style-name="P2" draw:layer="layout" svg:width="8.353cm" svg:height="3.666cm" svg:x="11.414cm" svg:y="12.5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4" draw:text-style-name="P2" draw:layer="layout" svg:x1="11.622cm" svg:y1="12.952cm" svg:x2="13.108cm" svg:y2="12.952cm">
          <text:p/>
        </draw:line>
        <draw:line draw:style-name="gr7" draw:text-style-name="P2" draw:layer="layout" svg:x1="11.622cm" svg:y1="13.784cm" svg:x2="13.108cm" svg:y2="13.784cm">
          <text:p/>
        </draw:line>
        <draw:custom-shape draw:style-name="gr15" draw:text-style-name="P2" draw:layer="layout" svg:width="0.795cm" svg:height="0.692cm" svg:x="11.968cm" svg:y="14.3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2" draw:layer="layout" svg:width="1.563cm" svg:height="0.626cm" svg:x="11.584cm" svg:y="15.333cm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6" draw:text-style-name="P2" draw:layer="layout" svg:width="1.018cm" svg:height="0.827cm" svg:x="15.808cm" svg:y="12.854cm">
          <text:p text:style-name="P4"><text:span text:style-name="T1"/></text:p>
          <text:p text:style-name="P4"><text:span text:style-name="T1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draw:layer="layout" svg:width="1.022cm" svg:height="0.885cm" svg:x="15.809cm" svg:y="14.275cm">
          <text:p text:style-name="P4"><text:span text:style-name="T1"/></text:p>
          <text:p text:style-name="P4"><text:span text:style-name="T1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6" draw:text-style-name="P1" draw:layer="layout" svg:width="3.148cm" svg:height="0.649cm" svg:x="13.277cm" svg:y="12.628cm">
          <draw:text-box>
            <text:p><text:span text:style-name="T1">Datový tok</text:span></text:p>
          </draw:text-box>
        </draw:frame>
        <draw:frame draw:style-name="gr17" draw:text-style-name="P1" draw:layer="layout" svg:width="2.47cm" svg:height="1.047cm" svg:x="13.277cm" svg:y="13.261cm">
          <draw:text-box>
            <text:p><text:span text:style-name="T1">Posloupnost</text:span></text:p>
            <text:p><text:span text:style-name="T1">programu</text:span></text:p>
          </draw:text-box>
        </draw:frame>
        <draw:frame draw:style-name="gr18" draw:text-style-name="P1" draw:layer="layout" svg:width="3.281cm" svg:height="1.047cm" svg:x="13.277cm" svg:y="14.16cm">
          <draw:text-box>
            <text:p text:style-name="P1"><text:span text:style-name="T1">Připojované</text:span></text:p>
            <text:p text:style-name="P1">typy dat</text:p>
          </draw:text-box>
        </draw:frame>
        <draw:frame draw:style-name="gr19" draw:text-style-name="P1" draw:layer="layout" svg:width="3.148cm" svg:height="0.649cm" svg:x="13.277cm" svg:y="15.322cm">
          <draw:text-box>
            <text:p><text:span text:style-name="T1">DB. tabulky</text:span></text:p>
          </draw:text-box>
        </draw:frame>
        <draw:frame draw:style-name="gr20" draw:text-style-name="P1" draw:layer="layout" svg:width="2.033cm" svg:height="1.047cm" svg:x="17.229cm" svg:y="12.744cm">
          <draw:text-box>
            <text:p><text:span text:style-name="T1">Začátek</text:span></text:p>
            <text:p><text:span text:style-name="T1">programu</text:span></text:p>
          </draw:text-box>
        </draw:frame>
        <draw:frame draw:style-name="gr21" draw:text-style-name="P1" draw:layer="layout" svg:width="2.948cm" svg:height="1.114cm" svg:x="17.069cm" svg:y="14.081cm">
          <draw:text-box>
            <text:p text:style-name="P1"><text:span text:style-name="T1">Vektorové</text:span></text:p>
            <text:p text:style-name="P1">charakteristiky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tt </meta:initial-creator>
    <meta:creation-date>2014-05-20T12:31:01.331594076</meta:creation-date>
    <dc:date>2014-05-20T13:45:26.405387692</dc:date>
    <dc:creator>matt </dc:creator>
    <meta:editing-duration>PT46M46S</meta:editing-duration>
    <meta:editing-cycles>7</meta:editing-cycles>
    <meta:generator>LibreOffice/4.1.3.2$Linux_X86_64 LibreOffice_project/410m0$Build-2</meta:generator>
    <meta:document-statistic meta:object-count="47"/>
  </office:meta>
</office:document-meta>
</file>